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e777" officeooo:paragraph-rsid="0016e777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e777" officeooo:paragraph-rsid="001853a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e777" officeooo:paragraph-rsid="0019d37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6e777" officeooo:paragraph-rsid="0016e777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9d370" officeooo:paragraph-rsid="0019d370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53ad" officeooo:paragraph-rsid="001853a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53ad" officeooo:paragraph-rsid="0019d370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d370" officeooo:paragraph-rsid="0019d370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tyle="normal" fo:font-weight="bold" officeooo:rsid="0019d370" officeooo:paragraph-rsid="0019d370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tyle="normal" fo:font-weight="bold" officeooo:rsid="001b0f32" officeooo:paragraph-rsid="001b0f32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0f32" officeooo:paragraph-rsid="001b0f32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0f32" officeooo:paragraph-rsid="001b9443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9443" officeooo:paragraph-rsid="001b9443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style:text-underline-style="non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italic" fo:font-weight="normal" fo:background-color="transparent" loext:char-shading-value="0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fo:background-color="transparent" loext:char-shading-value="0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853ad" fo:background-color="transparent" loext:char-shading-value="0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9d370" fo:background-color="transparent" loext:char-shading-value="0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6e77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style:text-underline-style="non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853ad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6e777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9d370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cc"/>
    </style:style>
    <style:style style:name="T18" style:family="text">
      <style:text-properties fo:color="#0000cc" officeooo:rsid="001b9443"/>
    </style:style>
    <style:style style:name="T19" style:family="text">
      <style:text-properties officeooo:rsid="001b94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1. Sposób dodawania haseł do słownika</text:span></text:p>
      <text:p text:style-name="P4"><text:span text:style-name="T4"/></text:p>
      <text:p text:style-name="P1"><text:span text:style-name="T5">wzór</text:span><text:span text:style-name="T1">: <text:tab/><text:tab/>słowo:część_mowy:liczba:rodzaj:deklinacja</text:span></text:p>
      <text:p text:style-name="P1"><text:span text:style-name="T5">przykład</text:span><text:span text:style-name="T1">: <text:tab/></text:span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1"><text:span text:style-name="T2"/></text:p>
      <text:p text:style-name="P4"><text:span text:style-name="T4">2. Deklinacja</text:span></text:p>
      <text:p text:style-name="P4"><text:span text:style-name="T4"/></text:p>
      <text:p text:style-name="P5"><text:span text:style-name="T4">2.1. Liczba pojedyncza</text:span></text:p>
      <text:p text:style-name="P8"><text:span text:style-name="T2"/></text:p>
      <text:p text:style-name="P1"><text:span text:style-name="T2">a) </text:span><text:span text:style-name="T13">subst:sg:nom:m1</text:span><text:span text:style-name="T2"> (r. męski osobowy, np. </text:span><text:span text:style-name="T6">papież, kto</text:span><text:span text:style-name="T2">)</text:span></text:p>
      <text:p text:style-name="P1"><text:span text:style-name="T2"/></text:p>
      <text:p text:style-name="P1"><text:span text:style-name="T2">b) </text:span><text:span text:style-name="T13">subst:sg:nom:m2</text:span><text:span text:style-name="T2"> (r. męski zwierzęcy, np. </text:span><text:span text:style-name="T6">baranek, walc, babsztyl</text:span><text:span text:style-name="T2">)</text:span></text:p>
      <text:p text:style-name="P1"><text:span text:style-name="T2"/></text:p>
      <text:p text:style-name="P2"><text:span text:style-name="T2">c) </text:span><text:span text:style-name="T13">subst:sg:nom:m</text:span><text:span text:style-name="T14">3</text:span><text:span text:style-name="T2"> (r. męski rzeczowy, np. </text:span><text:span text:style-name="T7">stół</text:span><text:span text:style-name="T2">)</text:span></text:p>
      <text:p text:style-name="P2"><text:span text:style-name="T2"/></text:p>
      <text:p text:style-name="P6"><text:span text:style-name="T2">d) </text:span><text:span text:style-name="T15">subst:sg:nom:</text:span><text:span text:style-name="T13">f </text:span><text:span text:style-name="T3">(r. żeński, np. </text:span><text:span text:style-name="T9">stuła</text:span><text:span text:style-name="T3">)</text:span></text:p>
      <text:p text:style-name="P6"><text:span text:style-name="T3"/></text:p>
      <text:p text:style-name="P7"><text:span text:style-name="T3">e) </text:span><text:span text:style-name="T15">subst:sg:nom:</text:span><text:span text:style-name="T13">n </text:span><text:span text:style-name="T3">(r. nijaki, np. </text:span><text:span text:style-name="T9">dziecko, okno, </text:span><text:span text:style-name="T10">wujostwo, </text:span><text:span text:style-name="T9">co, skrzypce, spodnie)</text:span></text:p>
      <text:p text:style-name="P6"><text:span text:style-name="T9"/></text:p>
      <text:p text:style-name="P9"><text:span text:style-name="T12">2.2. Liczba mnoga</text:span></text:p>
      <text:p text:style-name="P8"><text:span text:style-name="T9"/></text:p>
      <text:p text:style-name="P3"><text:span text:style-name="T2">a) </text:span><text:span text:style-name="T13">subst:</text:span><text:span text:style-name="T16">pl</text:span><text:span text:style-name="T13">:nom:m1</text:span><text:span text:style-name="T2"> (r. męski osobowy, np. </text:span><text:span text:style-name="T6">papież</text:span><text:span text:style-name="T8">e</text:span><text:span text:style-name="T2">)</text:span></text:p>
      <text:p text:style-name="P3"><text:span text:style-name="T2"/></text:p>
      <text:p text:style-name="P3"><text:span text:style-name="T2">b) </text:span><text:span text:style-name="T13">subst:</text:span><text:span text:style-name="T16">pl</text:span><text:span text:style-name="T13">:nom:m2</text:span><text:span text:style-name="T2"> (r. męski zwierzęcy, np. </text:span><text:span text:style-name="T6">baranek</text:span><text:span text:style-name="T8">i</text:span><text:span text:style-name="T6">, walc</text:span><text:span text:style-name="T8">e</text:span><text:span text:style-name="T6">, babsztyl</text:span><text:span text:style-name="T8">e</text:span><text:span text:style-name="T2">)</text:span></text:p>
      <text:p text:style-name="P3"><text:span text:style-name="T2"/></text:p>
      <text:p text:style-name="P3"><text:span text:style-name="T2">c) </text:span><text:span text:style-name="T13">subst:</text:span><text:span text:style-name="T16">pl</text:span><text:span text:style-name="T13">:nom:m</text:span><text:span text:style-name="T14">3</text:span><text:span text:style-name="T2"> (r. męski rzeczowy, np. </text:span><text:span text:style-name="T8">stoły</text:span><text:span text:style-name="T2">)</text:span></text:p>
      <text:p text:style-name="P3"><text:span text:style-name="T2"/></text:p>
      <text:p text:style-name="P7"><text:span text:style-name="T2">d) </text:span><text:span text:style-name="T15">subst:</text:span><text:span text:style-name="T16">pl</text:span><text:span text:style-name="T15">:nom:</text:span><text:span text:style-name="T13">f </text:span><text:span text:style-name="T3">(r. żeński, np. </text:span><text:span text:style-name="T9">stuła</text:span><text:span text:style-name="T3">)</text:span></text:p>
      <text:p text:style-name="P7"><text:span text:style-name="T3"/></text:p>
      <text:p text:style-name="P7"><text:span text:style-name="T3">e) </text:span><text:span text:style-name="T15">subst:</text:span><text:span text:style-name="T16">pl</text:span><text:span text:style-name="T15">:nom:</text:span><text:span text:style-name="T13">n </text:span><text:span text:style-name="T3">(r. nijaki, np.</text:span><text:span text:style-name="T9"> skrzypce, spodnie)</text:span></text:p>
      <text:p text:style-name="P7"><text:span text:style-name="T9"/></text:p>
      <text:p text:style-name="P10"><text:span text:style-name="T12">3. Przypadki</text:span></text:p>
      <text:p text:style-name="P11"><text:span text:style-name="T9"/></text:p>
      <text:p text:style-name="P11"><text:span text:style-name="T17">nom</text:span><text:tab/><text:tab/>mianownik</text:p>
      <text:p text:style-name="P11"><text:span text:style-name="T17">gen</text:span><text:tab/><text:tab/>dopełniacz</text:p>
      <text:p text:style-name="P11"><text:span text:style-name="T17">dat</text:span><text:tab/><text:tab/>celownik</text:p>
      <text:p text:style-name="P11"><text:span text:style-name="T17">acc</text:span><text:tab/><text:tab/>biernik</text:p>
      <text:p text:style-name="P11"><text:span text:style-name="T17">inst</text:span><text:tab/><text:tab/>narzędnik</text:p>
      <text:p text:style-name="P11"><text:span text:style-name="T17">loc</text:span><text:tab/><text:tab/>miejscownik</text:p>
      <text:p text:style-name="P11"><text:span text:style-name="T17">voc</text:span><text:tab/><text:tab/>wołacz</text:p>
      <text:p text:style-name="P11"/>
      <text:p text:style-name="P13">przykad:</text:p>
      <text:p text:style-name="P13"/>
      <text:p text:style-name="P12"><text:span text:style-name="T17">nom</text:span><text:tab/><text:tab/><text:span text:style-name="T19">endoskop</text:span></text:p>
      <text:p text:style-name="P12"><text:span text:style-name="T17">gen</text:span><text:tab/><text:tab/><text:span text:style-name="T19">endoskopu</text:span></text:p>
      <text:p text:style-name="P12"><text:span text:style-name="T17">dat</text:span><text:tab/><text:tab/><text:span text:style-name="T19">endoskopowi</text:span></text:p>
      <text:p text:style-name="P12"><text:span text:style-name="T17">acc</text:span><text:tab/><text:tab/><text:span text:style-name="T18">= nom</text:span></text:p>
      <text:p text:style-name="P12"><text:span text:style-name="T17">inst</text:span><text:tab/><text:tab/><text:span text:style-name="T19">endoskopem</text:span></text:p>
      <text:p text:style-name="P12"><text:span text:style-name="T17">loc</text:span><text:tab/><text:tab/><text:span text:style-name="T19">endoskopie</text:span></text:p>
      <text:p text:style-name="P12"><text:span text:style-name="T17">voc</text:span><text:tab/><text:span text:style-name="T17"><text:tab/></text:span><text:span text:style-name="T18">= loc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9:00:55.164858305</meta:creation-date>
    <meta:generator>LibreOffice/5.1.6.2$Linux_X86_64 LibreOffice_project/10m0$Build-2</meta:generator>
    <dc:date>2020-02-27T19:39:59.949466801</dc:date>
    <meta:editing-duration>PT18M</meta:editing-duration>
    <meta:editing-cycles>4</meta:editing-cycles>
    <meta:document-statistic meta:table-count="0" meta:image-count="0" meta:object-count="0" meta:page-count="1" meta:paragraph-count="32" meta:word-count="128" meta:character-count="936" meta:non-whitespace-character-count="823"/>
  </office:meta>
</office:document-meta>
</file>